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2in" fo:margin-right="0in" fo:line-height="0.2917in" fo:text-indent="0in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Normal">
      <style:text-properties officeooo:paragraph-rsid="001c0acb"/>
    </style:style>
    <style:style style:name="P6" style:family="paragraph" style:parent-style-name="Normal">
      <style:text-properties officeooo:paragraph-rsid="001fec07"/>
    </style:style>
    <style:style style:name="P7" style:family="paragraph" style:parent-style-name="Normal">
      <style:text-properties fo:color="#000000" loext:opacity="100%" fo:language="en" fo:country="US" officeooo:paragraph-rsid="001c0acb"/>
    </style:style>
    <style:style style:name="P8" style:family="paragraph" style:parent-style-name="Normal">
      <style:text-properties fo:color="#000000" loext:opacity="100%" fo:language="en" fo:country="US" officeooo:paragraph-rsid="001fec07"/>
    </style:style>
    <style:style style:name="P9" style:family="paragraph" style:parent-style-name="List_20_Paragraph">
      <style:text-properties fo:language="en" fo:country="US" officeooo:paragraph-rsid="001c0acb"/>
    </style:style>
    <style:style style:name="P10" style:family="paragraph" style:parent-style-name="List_20_Paragraph">
      <style:text-properties fo:language="en" fo:country="US" officeooo:paragraph-rsid="001fec07"/>
    </style:style>
    <style:style style:name="P11" style:family="paragraph" style:parent-style-name="Name" style:master-page-name="Standard">
      <style:paragraph-properties style:page-number="auto"/>
    </style:style>
    <style:style style:name="P12" style:family="paragraph" style:parent-style-name="Header" style:master-page-name="Standard">
      <style:paragraph-properties style:page-number="auto"/>
    </style:style>
    <style:style style:name="P13" style:family="paragraph" style:parent-style-name="Heading_20_1">
      <style:text-properties fo:color="#000000" loext:opacity="100%" fo:language="en" fo:country="US"/>
    </style:style>
    <style:style style:name="P14" style:family="paragraph" style:parent-style-name="Heading_20_1">
      <style:text-properties fo:color="#000000" loext:opacity="100%" fo:language="en" fo:country="US" officeooo:rsid="001b4e40"/>
    </style:style>
    <style:style style:name="P15" style:family="paragraph" style:parent-style-name="Heading_20_1">
      <style:text-properties officeooo:rsid="001b4e40"/>
    </style:style>
    <style:style style:name="P16" style:family="paragraph" style:parent-style-name="List_20_Paragraph" style:list-style-name="LS4">
      <style:text-properties fo:language="en" fo:country="US" officeooo:paragraph-rsid="001c0acb"/>
    </style:style>
    <style:style style:name="P17" style:family="paragraph" style:parent-style-name="List_20_Paragraph" style:list-style-name="LS4">
      <style:text-properties fo:language="en" fo:country="US" officeooo:paragraph-rsid="001fec07"/>
    </style:style>
    <style:style style:name="T1" style:family="text">
      <style:text-properties officeooo:rsid="001ea6a0"/>
    </style:style>
    <style:style style:name="T2" style:family="text">
      <style:text-properties fo:color="#c00000" loext:opacity="100%"/>
    </style:style>
    <style:style style:name="T3" style:family="text">
      <style:text-properties fo:color="#000000" loext:opacity="100%"/>
    </style:style>
    <style:style style:name="T4" style:family="text">
      <style:text-properties fo:language="en" fo:country="US"/>
    </style:style>
    <style:style style:name="T5" style:family="text">
      <style:text-properties officeooo:rsid="001ae621"/>
    </style:style>
    <style:style style:name="T6" style:family="text">
      <style:text-properties officeooo:rsid="001b4e40"/>
    </style:style>
    <style:style style:name="T7" style:family="text">
      <style:text-properties officeooo:rsid="001dc72d"/>
    </style:style>
    <style:style style:name="T8" style:family="text">
      <style:text-properties officeooo:rsid="0027407d"/>
    </style:style>
    <style:style style:name="T9" style:family="text">
      <style:text-properties officeooo:rsid="0027bb44"/>
    </style:style>
    <style:style style:name="T10" style:family="text">
      <style:text-properties fo:font-style="italic" officeooo:rsid="0027407d" style:font-style-asian="italic" style:font-style-complex="italic"/>
    </style:style>
    <style:style style:name="T11" style:family="text">
      <style:text-properties fo:font-style="italic" officeooo:rsid="0027bb44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<text:tab/><text:tab/></text:span><text:span text:style-name="T5">Magdalena Heinze</text:span></text:p>
      <text:p text:style-name="P3"><text:tab/><text:tab/></text:p>
      <text:p text:style-name="P2"><text:span text:style-name="Highlighted_20_with_20_gray_20_Char"><text:span text:style-name="T4">Nisi corporis fuga temporibus qui sequi.</text:span></text:span></text:p>
      <text:p text:style-name="Normal"/>
      <text:h text:style-name="P13" text:outline-level="1">E<text:span text:style-name="T6">rfahrung</text:span></text:h>
      <text:p text:style-name="P3"/>
      <text:section text:style-name="Sect1" text:name="952b0401-0458-4877-a17f-3728e3221014">
        <text:p text:style-name="P5">
    <text:span text:style-name="T4">
      <text:tab/>
    </text:span>
    <text:span text:style-name="White_20_Font">
      <text:span text:style-name="T3">März 2011 - August 2012 </text:span>
    </text:span>
    <text:span text:style-name="T4">
      <text:tab/>
    </text:span>
    <text:span text:style-name="Color_20_Caps_20_Expanded">
      <text:span text:style-name="T7">Berufsbildner - </text:span>
    </text:span>
    <text:span text:style-name="Color_20_Caps_20_Expanded">
      <text:span text:style-name="T10">Roche</text:span>
    </text:span>
  </text:p>
        <text:list xml:id="list1382365679" text:style-name="LS4">
          <text:list-header>
            <text:p text:style-name="P16">Projektmanagement</text:p>
          </text:list-header>
        </text:list>
        <text:p text:style-name="P9"/>
      </text:section>
      <text:p text:style-name="P7"><text:tab/></text:p>
      <text:p text:style-name="P3"/>
      <text:h text:style-name="P15" text:outline-level="1">Ausbildung</text:h>
      <text:p text:style-name="P3"/>
      <text:p text:style-name="P4"/>
      <text:section text:style-name="Sect1" text:name="af03e444-f764-428c-9e20-278b991cf4b1">
        <text:p text:style-name="P6">
    <text:span text:style-name="T4">
      <text:tab/>
    </text:span>
    <text:span text:style-name="White_20_Font">
      <text:span text:style-name="T3">September 2014 - Juni 2016 </text:span>
    </text:span>
    <text:span text:style-name="T4">
      <text:tab/>
    </text:span>
    <text:span text:style-name="Color_20_Caps_20_Expanded">
      <text:span text:style-name="T7">Bachelor in Kunst - </text:span>
    </text:span>
    <text:span text:style-name="Color_20_Caps_20_Expanded">
      <text:span text:style-name="T11">Konservatorium</text:span>
    </text:span>
  </text:p>
        <text:list xml:id="list182305024740123" text:continue-numbering="true" text:style-name="LS4">
          <text:list-header>
            <text:p text:style-name="P17">Geige</text:p>
          </text:list-header>
        </text:list>
        <text:p text:style-name="P10"/>
      </text:section>
      <text:p text:style-name="P8"/>
      <text:p text:style-name="P3"/>
      <text:h text:style-name="P14" text:outline-level="1">Skills</text:h>
      <text:p text:style-name="P3"/>
      <text:p text:style-name="P4"/>
      <text:section text:style-name="Sect1" text:name="03394be4-093d-4378-9ad3-1d4e514e35d0">
        <text:p text:style-name="P6">
    <text:span text:style-name="T4">
      <text:tab/>
      <text:tab/>
    </text:span>
    <text:span text:style-name="Color_20_Caps_20_Expanded">
      <text:span text:style-name="T7">Sprachen</text:span>
    </text:span>
  </text:p>
        <text:list xml:id="list182303273224947" text:continue-numbering="true" text:style-name="LS4">
          <text:list-header>
            <text:p text:style-name="P17">Englisch, Französisch, Deutsch, Chinesisch</text:p>
          </text:list-header>
        </text:list>
        <text:p text:style-name="P10"/>
      </text:section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style:contextual-spacing="false" fo:line-height="0.222in" fo:orphans="2" fo:widows="2">
        <style:tab-stops>
          <style:tab-stop style:position="1.5in" style:type="right"/>
          <style:tab-stop style:position="2in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in" fo:padding-right="0in" fo:padding-top="0in" fo:padding-bottom="0.139in" fo:border-left="none" fo:border-right="none" fo:border-top="none" fo:border-bottom="0.51pt solid #285b60"/>
      <style:text-properties fo:text-transform="uppercase" fo:color="#000000" loext:opacity="100%" fo:letter-spacing="0.0417in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loext:opacity="100%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5b6973" loext:opacity="100%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2in" style:text-autospace="none">
        <style:tab-stops>
          <style:tab-stop style:position="1in" style:type="right"/>
          <style:tab-stop style:position="1.5in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2917in" fo:background-color="#f2f2f2" fo:padding-left="0.0555in" fo:padding-right="0.0555in" fo:padding-top="0.0138in" fo:padding-bottom="0.0138in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loext:opacity="100%" style:font-name="Century Gothic" fo:font-family="'Century Gothic'" style:font-family-generic="swiss" style:font-pitch="variable" fo:font-size="10pt" fo:letter-spacing="0.0417in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loext:opacity="100%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loext:opacity="100%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loext:opacity="100%" fo:language="en" fo:country="US"/>
    </style:style>
    <style:style style:name="Header_20_Char" style:display-name="Header Char" style:family="text" style:parent-style-name="Default_20_Paragraph_20_Font">
      <style:text-properties fo:color="#5b6973" loext:opacity="100%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loext:opacity="100%" fo:letter-spacing="0.0138in" fo:language="en" fo:country="US" fo:font-weight="bold" style:font-weight-asian="bold"/>
    </style:style>
    <style:style style:name="List2Level0" style:family="text">
      <style:text-properties fo:color="#000000" loext:opacity="100%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loext:opacity="100%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loext:opacity="100%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1Level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1Level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1Level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1Level4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1Level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1Level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1Level7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1Level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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Wingdings"/>
      </text:list-level-style-bullet>
      <text:list-level-style-bullet text:level="2" text:style-name="List2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2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2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2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2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2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2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2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+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Calisto MT"/>
      </text:list-level-style-bullet>
      <text:list-level-style-bullet text:level="2" text:style-name="List3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3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3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3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3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3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3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3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alisto MT"/>
      </text:list-level-style-bullet>
      <text:list-level-style-bullet text:level="2" text:style-name="List4Level1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3" text:style-name="List4Level2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4" text:style-name="List4Level3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5" text:style-name="List4Level4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6" text:style-name="List4Level5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bullet text:level="7" text:style-name="List4Level6" text:bullet-char="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Symbol"/>
      </text:list-level-style-bullet>
      <text:list-level-style-bullet text:level="8" text:style-name="List4Level7" text:bullet-char="o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Courier New"/>
      </text:list-level-style-bullet>
      <text:list-level-style-bullet text:level="9" text:style-name="List4Level8" text:bullet-char="">
        <style:list-level-properties text:list-level-position-and-space-mode="label-alignment">
          <style:list-level-label-alignment text:label-followed-by="listtab" fo:text-indent="-0.25in" fo:margin-left="6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page-layout style:name="Mpm1">
      <style:page-layout-properties fo:page-width="8.5in" fo:page-height="11in" style:num-format="1" style:print-orientation="portrait" fo:margin-top="0.5in" fo:margin-bottom="0.3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-0.2in" fo:margin-left="0in" fo:margin-right="0in" fo:margin-bottom="0in" style:dynamic-spacing="true"/>
      </style:header-style>
      <style:footer-style>
        <style:header-footer-properties fo:min-height="0.15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1234567890 </text:span>| <text:span text:style-name="MT1">verdell@altenwerth.com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Blue Side OpenOffice Resume</dc:title>
    <meta:creation-date>2017-08-04T17:36:19.25</meta:creation-date>
    <meta:editing-cycles>17</meta:editing-cycles>
    <meta:editing-duration>PT1H7M24S</meta:editing-duration>
    <dc:subject>hloom.com</dc:subject>
    <meta:initial-creator>hloom.com </meta:initial-creator>
    <dc:date>2021-07-27T18:23:02.900569696</dc:date>
    <meta:document-statistic meta:table-count="0" meta:image-count="0" meta:object-count="0" meta:page-count="1" meta:paragraph-count="14" meta:word-count="27" meta:character-count="343" meta:non-whitespace-character-count="319"/>
  </office:meta>
</office:document-meta>
</file>